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2cd9" officeooo:paragraph-rsid="00142cd9"/>
    </style:style>
    <style:style style:name="P2" style:family="paragraph" style:parent-style-name="Standard">
      <style:text-properties officeooo:rsid="00157678" officeooo:paragraph-rsid="00157678"/>
    </style:style>
    <style:style style:name="P3" style:family="paragraph" style:parent-style-name="Standard">
      <style:text-properties officeooo:rsid="0023984a" officeooo:paragraph-rsid="0023984a"/>
    </style:style>
    <style:style style:name="P4" style:family="paragraph" style:parent-style-name="Standard">
      <style:text-properties fo:font-style="normal" officeooo:rsid="0023984a" officeooo:paragraph-rsid="0023984a" style:font-style-asian="normal" style:font-style-complex="normal"/>
    </style:style>
    <style:style style:name="P5" style:family="paragraph" style:parent-style-name="Standard">
      <style:text-properties fo:font-style="normal" officeooo:rsid="0021c2e5" officeooo:paragraph-rsid="0021c2e5" style:font-style-asian="normal" style:font-style-complex="normal"/>
    </style:style>
    <style:style style:name="P6" style:family="paragraph" style:parent-style-name="Standard">
      <style:text-properties officeooo:rsid="002b3cd8" officeooo:paragraph-rsid="002c9539"/>
    </style:style>
    <style:style style:name="T1" style:family="text">
      <style:text-properties officeooo:rsid="00157678"/>
    </style:style>
    <style:style style:name="T2" style:family="text">
      <style:text-properties fo:font-style="italic" officeooo:rsid="002c4d3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4ccb5" style:font-style-asian="normal" style:font-style-complex="normal"/>
    </style:style>
    <style:style style:name="T5" style:family="text">
      <style:text-properties fo:font-style="normal" officeooo:rsid="00252d1e" style:font-style-asian="normal" style:font-style-complex="normal"/>
    </style:style>
    <style:style style:name="T6" style:family="text">
      <style:text-properties fo:font-style="normal" officeooo:rsid="002c4d38" style:font-style-asian="normal" style:font-style-complex="normal"/>
    </style:style>
    <style:style style:name="T7" style:family="text">
      <style:text-properties fo:font-style="normal" officeooo:rsid="002e864c"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6">CART 263 Project 1</text:span></text:p>
      <text:p text:style-name="P6"><text:span text:style-name="T6">Artist Statement</text:span></text:p>
      <text:p text:style-name="P6"><text:span text:style-name="T6">Christale Terris</text:span></text:p>
      <text:p text:style-name="P6"><text:span text:style-name="T6">February 6th, 2020</text:span></text:p>
      <text:p text:style-name="P6"><text:span text:style-name="T6"/></text:p>
      <text:p text:style-name="P6"><text:span text:style-name="T2">feelings i can’t control</text:span><text:span text:style-name="T6">, 2020</text:span></text:p>
      <text:p text:style-name="P6"><text:span text:style-name="T6"/></text:p>
      <text:p text:style-name="P6"><text:span text:style-name="T6">christale terris is an emerging interdisciplinary artist whose body of work explores and instigates collective resistance. in</text:span><text:span text:style-name="T2"> feelings i can’t control</text:span><text:span text:style-name="T6"> they turn inward to investigate one of the most intense feelings shared on a collective level: love. with 8 different types as prescribed by the greeks, love is an inescapable building block for strong bonds between humans but we all know it doesn’t come easy and sometimes can fuck us right up. <text:s/>feelings i can’t control, is a personal and playful jab at attempting to understand ‘love’ as a demisexual/demiromantic queer with an anxious attachment style and a tendency towards limerance.</text:span></text:p>
      <text:p text:style-name="P6"><text:span text:style-name="T6"/></text:p>
      <text:p text:style-name="P6"><text:span text:style-name="T6">characterized as a form of involuntary and obsessive desire to have ones feelings reciprocated, limerance is like pushing a boulder up a mountain you never agreed to hike and then doing it over and over again. the intrusive thoughts associated with limerence can typically last anywhere from 18 months to beyond 10 years -_-. once engaged with this cycle, eros, perhaps the most sought after form of love, becomes a less appealing venture by the minute but with 7 other types of love (and platonic being the most prized by the greeks) – maybe society has it all wrong. it all sounds so deep but tbh, <text:s/>feelings i can’t control isn’t, and I just wanted to make a tiny tacky contribution to the dumpster fire that is love.</text:span></text:p>
      <text:p text:style-name="P6"><text:span text:style-name="T6"/></text:p>
      <text:p text:style-name="P6"><text:span text:style-name="T6">user interaction in this piece are simply a practice in jQuery and jQuery UI, <text:s/></text:span><text:span text:style-name="T7">as well as HTML and CSS. this piece is</text:span><text:span text:style-name="T6"> meant to induce an involuntary and obsessive desire to click the buttons and pray for the solution to letting go. if you ask enough times for love will the object of your desire change their mind? if you hear no enough times, will you really be okay? will you finally embark on the profound journey to self love (or philautia as the greeks say)? how many wiki hows does a person have to read before they master letting go? </text:span><text:span text:style-name="T7">It seems like sisyphus got what he deserved, but what about the rest of us?</text:span></text:p>
      <text:p text:style-name="P6"><text:span text:style-name="T6"/></text:p>
      <text:p text:style-name="P6"><text:span text:style-name="T6">once you tire of clicking because you’ve learned that things don’t change and all you can do is repeat the mantra “i love myself”, why not scroll down memory lane? journals don’t lie and neither do dates. an elaborated future form of this section could include links to queer theory and alternative forms of love but for now we just know the basics.</text:span></text:p>
      <text:p text:style-name="P6"><text:span text:style-name="T6"/></text:p>
      <text:p text:style-name="P6"><text:span text:style-name="T6">at the end of the day, what is there really left to do then set the world ablaze and make that dumpster fire lit? any ‘good’ millennial queer knows, dolly can heal wounds with her stories, so relax put your head phones on and set that dumpster aflame. then when you’re ready, just hit refresh and do it all over again – maybe this time it’ll be different, maybe this time you’ll learn your lesson. </text:span><text:span text:style-name="T7">i’ll pass you the matches.</text:span></text:p>
      <text:p text:style-name="P6"><text:span text:style-name="T6"/></text:p>
      <text:p text:style-name="P6"><text:span text:style-name="T6"/></text:p>
      <text:p text:style-name="P6"><text:span text:style-name="T6"/></text:p>
      <text:p text:style-name="P6"><text:span text:style-name="T6"/></text:p>
      <text:p text:style-name="P4"/>
      <text:p text:style-name="P3"><text:soft-page-break/><text:span text:style-name="T3">clicking around this interactive webpage is meant to take the user into the dumpster fire that is limerence. Like a digital diary page, you can scroll through poetry, practice positive mantras, and relive the same heart ache over and over again. </text:span><text:span text:style-name="T4">Drag the fire to the dumpster and light that bitch up!</text:span></text:p>
      <text:p text:style-name="P4"/>
      <text:p text:style-name="P3"><text:span text:style-name="T3">queer love </text:span><text:span text:style-name="T4">makes me think that it is possible for a person like to me to experience close loving relationships even if they fall outside the status quo. i’m not sure that i’ll ever experience ‘</text:span><text:span text:style-name="T5">true love’ but if I cant – then cant I redefine live? can’t I build relationships and meet people who can love me fully and be like a life partner without everything else? Or is it impossible? I am so insecure I feel i’m better off alone.</text:span></text:p>
      <text:p text:style-name="P4"/>
      <text:p text:style-name="P3"><text:span text:style-name="T3">I mean this isn’t really that deep but i’d like to think that I have the ability to turn this simple page into a way for me to heal. A way to explore and remember the different kinds of love that exist and the different kinds of love I experience on a regular basis. </text:span><text:span text:style-name="T4">As my version of a queer demisexual/demiromantic individual, I don’t really experience romantic love and instead form strong platonic bonds with people. My attachment style is anxious, my love language in limerent. Kind of like an internal hell that makes you just wish you were alone again and could stay that way. Despite this, all I want is reciprocation, so badly that my thoughts are involuntary and I struggle to logically detach myself from ideas and individuals who don’t serve me.</text:span></text:p>
      <text:p text:style-name="P5"/>
      <text:p text:style-name="P5"/>
      <text:p text:style-name="P5">turns the view inward to dissect a form of individual resistance</text:p>
      <text:p text:style-name="P1"/>
      <text:p text:style-name="P1"/>
      <text:p text:style-name="P1"/>
      <text:p text:style-name="P1"/>
      <text:p text:style-name="P1"/>
      <text:p text:style-name="P1"/>
      <text:p text:style-name="P1"/>
      <text:p text:style-name="P1"/>
      <text:p text:style-name="P1">Code syntax</text:p>
      <text:p text:style-name="P1"/>
      <text:p text:style-name="P1">variables (types(numbers,strings), declaring, assigning)</text:p>
      <text:p text:style-name="P1">conditionals (if, else, else if, <text:span text:style-name="T1">conditions(true,false)</text:span>)</text:p>
      <text:p text:style-name="P2">logic operators (&amp;&amp;, ||, !</text:p>
      <text:p text:style-name="P1">loops <text:span text:style-name="T1">(while, for)</text:span></text:p>
      <text:p text:style-name="P1">functions<text:span text:style-name="T1">(calls(executes), random, define)</text:span></text:p>
      <text:p text:style-name="P2">parameters</text:p>
      <text:p text:style-name="P1">methods</text:p>
      <text:p text:style-name="P2">console.log</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20:47:06.366049845</meta:creation-date>
    <meta:editing-duration>PT49M23S</meta:editing-duration>
    <meta:editing-cycles>4</meta:editing-cycles>
    <meta:generator>LibreOffice/6.0.7.3$Linux_X86_64 LibreOffice_project/00m0$Build-3</meta:generator>
    <dc:date>2020-02-06T21:29:12.225703699</dc:date>
    <meta:document-statistic meta:table-count="0" meta:image-count="0" meta:object-count="0" meta:page-count="2" meta:paragraph-count="23" meta:word-count="809" meta:character-count="4634" meta:non-whitespace-character-count="3842"/>
  </office:meta>
</office:document-meta>
</file>